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text-line-through-style="none" style:text-line-through-type="none" fo:font-size="14pt" style:text-underline-style="none" fo:font-weight="normal" officeooo:rsid="00069d68" officeooo:paragraph-rsid="00069d68" style:font-size-asian="12.25pt" style:font-weight-asian="normal" style:font-size-complex="14pt" style:font-weight-complex="normal"/>
    </style:style>
    <style:style style:name="T1" style:family="text">
      <style:text-properties style:text-underline-style="solid" style:text-underline-width="auto" style:text-underline-color="font-color" fo:font-weight="bold" officeooo:rsid="00069d6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RAPPORT SÉANCE N6</text:span></text:p>
      <text:p text:style-name="Standard"><text:span text:style-name="T1"/></text:p>
      <text:p text:style-name="Standard"><text:span text:style-name="T1"/></text:p>
      <text:p text:style-name="Standard"><text:span text:style-name="T1"/></text:p>
      <text:p text:style-name="P1">Lors de cette séance, comme nous avions presque finis notre projet, ile ne manquait plus qu’à créer le vapoteur électronique. J’ai donc découper un déodorant afin de prendre le haut et le bas de celui-ci, pour créer le vapoteur avec du coton, une résistance et du scotch isolant. </text:p>
      <text:p text:style-name="P1">J’ai cependant remarqué qu’il fallait que je fasse un deuxième vapoteur car un seul ne suffirai pas à diffuser assez d’odeur et la vapeur ne réchapperai que d’un seul côté du rév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11:17.070000000</meta:creation-date>
    <dc:date>2019-02-24T10:17:58.056000000</dc:date>
    <meta:editing-duration>PT6M41S</meta:editing-duration>
    <meta:editing-cycles>1</meta:editing-cycles>
    <meta:document-statistic meta:table-count="0" meta:image-count="0" meta:object-count="0" meta:page-count="1" meta:paragraph-count="3" meta:word-count="83" meta:character-count="484" meta:non-whitespace-character-count="398"/>
    <meta:generator>LibreOffice/5.4.7.2$Windows_X86_64 LibreOffice_project/c838ef25c16710f8838b1faec480ebba495259d0</meta:generator>
  </office:meta>
</office:document-meta>
</file>